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ato" svg:font-family="Lato"/>
    <style:font-face style:name="SFMono-Regular" svg:font-family="SFMono-Regular, Consolas, 'Liberation Mono', Menlo, Courier, monospace"/>
    <style:font-face style:name="wf segoe-ui normal" svg:font-family="'wf segoe-ui normal', 'Segoe UI', 'Segoe WP', Tahoma, Arial, sans-serif, serif, EmojiFont"/>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d6b84"/>
    </style:style>
    <style:style style:name="P3" style:family="paragraph" style:parent-style-name="Standard">
      <style:paragraph-properties fo:text-align="justify" style:justify-single-word="false"/>
      <style:text-properties officeooo:paragraph-rsid="000f8e67"/>
    </style:style>
    <style:style style:name="P4"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6" style:family="paragraph" style:parent-style-name="Standard">
      <style:paragraph-properties fo:text-align="justify" style:justify-single-word="false"/>
      <style:text-properties style:font-name="Courier New" fo:font-size="10pt" officeooo:paragraph-rsid="00168146" style:font-name-asian="Courier New1" style:font-size-asian="10pt" style:font-name-complex="Courier New1" style:font-size-complex="10pt"/>
    </style:style>
    <style:style style:name="P7" style:family="paragraph" style:parent-style-name="Standard">
      <style:paragraph-properties fo:margin-top="0.423cm" fo:margin-bottom="0cm" loext:contextual-spacing="false" fo:line-height="138%" fo:text-align="justify" style:justify-single-word="false"/>
    </style:style>
    <style:style style:name="P8" style:family="paragraph" style:parent-style-name="Standard">
      <style:paragraph-properties fo:margin-top="0.423cm" fo:margin-bottom="0cm" loext:contextual-spacing="false" fo:line-height="100%" fo:text-align="justify" style:justify-single-word="false"/>
    </style:style>
    <style:style style:name="P9" style:family="paragraph" style:parent-style-name="Standard">
      <style:paragraph-properties fo:margin-top="0.423cm" fo:margin-bottom="0cm" loext:contextual-spacing="false" fo:line-height="138%" fo:text-align="justify"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423cm" fo:margin-bottom="0cm" loext:contextual-spacing="false" fo:line-height="100%" fo:text-align="justify" style:justify-single-word="false"/>
      <style:text-properties style:font-name="Courier New" fo:font-size="10pt" style:font-name-asian="Courier New1" style:font-size-asian="10pt" style:font-name-complex="Courier New1" style:font-size-complex="10pt"/>
    </style:style>
    <style:style style:name="P11" style:family="paragraph" style:parent-style-name="Text_20_body">
      <style:text-properties fo:font-variant="normal" fo:text-transform="none" fo:color="#3c414e" style:font-name="Lato" fo:font-size="12pt" fo:letter-spacing="0.026cm" fo:font-style="normal" fo:font-weight="normal" officeooo:paragraph-rsid="0015f7b3" style:font-size-asian="12pt" style:font-size-complex="12pt" loext:padding="0cm" loext:border="none"/>
    </style:style>
    <style:style style:name="P12" style:family="paragraph" style:parent-style-name="Text_20_body">
      <style:text-properties fo:font-size="12pt" officeooo:paragraph-rsid="0015f7b3" style:font-size-asian="12pt" style:font-size-complex="12pt"/>
    </style:style>
    <style:style style:name="P13"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a4a4a" style:font-name="Lato" fo:font-size="12pt" fo:letter-spacing="normal" fo:font-style="normal" fo:font-weight="normal" style:font-size-asian="12pt" style:font-size-complex="12pt" loext:padding="0cm" loext:border="none"/>
    </style:style>
    <style:style style:name="P16" style:family="paragraph" style:parent-style-name="Quotations">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Text_20_body">
      <style:paragraph-properties fo:margin-left="0.132cm" fo:margin-right="0.132cm" fo:margin-top="0.132cm" fo:margin-bottom="0.132cm" loext:contextual-spacing="false" fo:text-align="center" style:justify-single-word="false" fo:orphans="2" fo:widows="2" fo:text-indent="0cm" style:auto-text-indent="false"/>
      <style:text-properties fo:font-variant="normal" fo:text-transform="none" fo:color="#666666" style:font-name="Lato" fo:font-size="7.5pt" fo:letter-spacing="normal" fo:font-style="normal" fo:font-weight="normal" fo:background-color="#eeeeee" loext:padding-left="0.212cm" loext:padding-right="0.212cm" loext:padding-top="0.053cm" loext:padding-bottom="0.053cm" loext:border="0.06pt solid #dcdcdc"/>
    </style:style>
    <style:style style:name="P18" style:family="paragraph" style:parent-style-name="Heading_20_5">
      <style:text-properties fo:font-variant="normal" fo:text-transform="none" fo:color="#3c414e" style:font-name="Lato" fo:font-size="12pt" fo:letter-spacing="0.026cm" fo:font-style="normal" fo:font-weight="normal" style:font-size-asian="12pt" style:font-size-complex="12pt" loext:padding="0cm" loext:border="none"/>
    </style:style>
    <style:style style:name="P19" style:family="paragraph" style:parent-style-name="Heading_20_5">
      <style:paragraph-properties fo:text-align="justify" style:justify-single-word="false"/>
      <style:text-properties fo:font-variant="normal" fo:text-transform="none" fo:color="#3c414e" style:font-name="Lato" fo:font-size="12pt" fo:letter-spacing="0.026cm" fo:font-style="normal" fo:font-weight="normal" officeooo:paragraph-rsid="000d6b84" style:font-size-asian="12pt" style:font-size-complex="12pt" loext:padding="0cm" loext:border="none"/>
    </style:style>
    <style:style style:name="P20" style:family="paragraph" style:parent-style-name="Standard" style:master-page-name="Standard">
      <style:paragraph-properties fo:text-align="justify" style:justify-single-word="false" style:page-number="1"/>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text-align="justify" style:justify-single-word="false"/>
      <style:text-properties fo:color="#000000" style:font-name="DejaVu Sans Mono" fo:font-size="12pt" officeooo:rsid="001c40fc" officeooo:paragraph-rsid="001c40fc" style:font-size-asian="12pt" style:font-size-complex="12pt"/>
    </style:style>
    <style:style style:name="P22" style:family="paragraph" style:parent-style-name="Text_20_body">
      <style:text-properties officeooo:paragraph-rsid="0015f7b3"/>
    </style:style>
    <style:style style:name="P23" style:family="paragraph" style:parent-style-name="Text_20_body" style:list-style-name="L1">
      <style:paragraph-properties fo:margin-left="0cm" fo:margin-right="0.529cm" fo:margin-top="0cm" fo:margin-bottom="0cm" loext:contextual-spacing="false" fo:orphans="2" fo:widows="2" fo:text-indent="0cm" style:auto-text-indent="false" fo:padding="0cm" fo:border="none"/>
    </style:style>
    <style:style style:name="P24" style:family="paragraph" style:parent-style-name="Text_20_body" style:list-style-name="L4">
      <style:paragraph-properties fo:margin-left="0cm" fo:margin-right="0.529cm" fo:margin-top="0cm" fo:margin-bottom="0cm" loext:contextual-spacing="false" fo:orphans="2" fo:widows="2" fo:text-indent="0cm" style:auto-text-indent="false" fo:padding="0cm" fo:border="none"/>
    </style:style>
    <style:style style:name="P25" style:family="paragraph" style:parent-style-name="Text_20_body" style:list-style-name="L5">
      <style:paragraph-properties fo:margin-left="0cm" fo:margin-right="0.529cm" fo:margin-top="0cm" fo:margin-bottom="0cm" loext:contextual-spacing="false" fo:orphans="2" fo:widows="2" fo:text-indent="0cm" style:auto-text-indent="false" fo:padding="0cm" fo:border="none"/>
    </style:style>
    <style:style style:name="P26" style:family="paragraph" style:parent-style-name="Text_20_body" style:list-style-name="L1">
      <style:paragraph-properties fo:margin-left="0cm" fo:margin-right="0.529cm" fo:margin-top="0cm" fo:margin-bottom="0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27" style:family="paragraph" style:parent-style-name="Text_20_body" style:list-style-name="L2">
      <style:paragraph-properties fo:margin-left="0cm" fo:margin-right="0.529cm" fo:margin-top="0cm" fo:margin-bottom="0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28" style:family="paragraph" style:parent-style-name="Text_20_body" style:list-style-name="L1">
      <style:paragraph-properties fo:margin-left="0cm" fo:margin-right="0.529cm" fo:margin-top="0cm" fo:margin-bottom="0cm" loext:contextual-spacing="false" fo:orphans="2" fo:widows="2" fo:text-indent="0cm" style:auto-text-indent="false" fo:padding="0cm" fo:border="none"/>
      <style:text-properties fo:font-variant="normal" fo:text-transform="none" fo:color="#3c414e" style:font-name="Lato" fo:font-size="12pt" fo:letter-spacing="0.026cm" fo:font-style="normal" fo:font-weight="normal" officeooo:paragraph-rsid="0015f7b3" style:font-size-asian="12pt" style:font-size-complex="12pt" loext:padding="0cm" loext:border="none"/>
    </style:style>
    <style:style style:name="P29" style:family="paragraph" style:parent-style-name="Text_20_body" style:list-style-name="L3">
      <style:paragraph-properties fo:margin-left="0cm" fo:margin-right="0.529cm" fo:margin-top="0cm" fo:margin-bottom="0.265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30" style:family="paragraph" style:parent-style-name="Text_20_body" style:list-style-name="L5">
      <style:paragraph-properties fo:margin-left="0cm" fo:margin-right="0.529cm" fo:margin-top="0cm" fo:margin-bottom="0.265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31" style:family="paragraph" style:parent-style-name="Text_20_body" style:list-style-name="L6">
      <style:paragraph-properties fo:margin-left="0cm" fo:margin-right="0.529cm" fo:margin-top="0cm" fo:margin-bottom="0.265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32" style:family="paragraph" style:parent-style-name="Text_20_body" style:list-style-name="L7">
      <style:paragraph-properties fo:margin-left="0cm" fo:margin-right="0.529cm" fo:margin-top="0cm" fo:margin-bottom="0.265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33" style:family="paragraph" style:parent-style-name="Text_20_body" style:list-style-name="L8">
      <style:paragraph-properties fo:margin-left="0cm" fo:margin-right="0.529cm" fo:margin-top="0cm" fo:margin-bottom="0.265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P34" style:family="paragraph" style:parent-style-name="Text_20_body" style:list-style-name="L9">
      <style:paragraph-properties fo:margin-left="0cm" fo:margin-right="0.529cm" fo:margin-top="0cm" fo:margin-bottom="0.265cm" loext:contextual-spacing="false" fo:orphans="2" fo:widows="2" fo:text-indent="0cm" style:auto-text-indent="false" fo:padding="0cm" fo:border="none"/>
      <style:text-properties fo:font-variant="normal" fo:text-transform="none" style:font-name="Lato" fo:font-size="12pt" fo:letter-spacing="normal" fo:font-style="normal" fo:font-weight="normal" style:font-size-asian="12pt" style:font-size-complex="12pt" loext:padding="0cm" loext:border="non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Courier New" fo:font-size="10pt" style:font-name-asian="Courier New1" style:font-size-asian="10pt" style:font-name-complex="Courier New1" style:font-size-complex="10pt"/>
    </style:style>
    <style:style style:name="T3" style:family="text">
      <style:text-properties fo:color="#3333ff" style:font-name="Times New Roman" fo:font-size="12pt" style:font-name-asian="Times New Roman1" style:font-size-asian="12pt" style:font-name-complex="Times New Roman1" style:font-size-complex="12pt"/>
    </style:style>
    <style:style style:name="T4" style:family="text">
      <style:text-properties style:font-name="Roboto" fo:font-size="12pt" style:font-name-asian="Roboto1" style:font-size-asian="12pt" style:font-name-complex="Roboto1" style:font-size-complex="12pt"/>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fo:color="#555555" fo:font-size="10pt" style:font-size-asian="10pt" style:font-size-complex="10pt"/>
    </style:style>
    <style:style style:name="T7" style:family="text">
      <style:text-properties fo:color="#555555" style:font-name="SFMono-Regular" fo:font-size="9pt" officeooo:rsid="000d6b84" fo:background-color="transparent" loext:char-shading-value="0" loext:padding="0cm" loext:border="none"/>
    </style:style>
    <style:style style:name="T8" style:family="text">
      <style:text-properties fo:color="#555555" style:font-name="SFMono-Regular" fo:font-size="9pt" officeooo:rsid="000f8e67" fo:background-color="transparent" loext:char-shading-value="0" loext:padding="0cm" loext:border="none"/>
    </style:style>
    <style:style style:name="T9" style:family="text">
      <style:text-properties fo:font-variant="normal" fo:text-transform="none" style:font-name="Lato" fo:font-size="14pt" fo:letter-spacing="normal" fo:font-style="normal" fo:font-weight="normal" loext:padding="0cm" loext:border="none"/>
    </style:style>
    <style:style style:name="T10" style:family="text">
      <style:text-properties fo:font-variant="normal" fo:text-transform="none" style:font-name="Lato" fo:font-size="12pt" fo:letter-spacing="normal" fo:font-style="normal" fo:font-weight="normal" style:font-size-asian="12pt" style:font-size-complex="12pt" loext:padding="0cm" loext:border="none"/>
    </style:style>
    <style:style style:name="T11" style:family="text">
      <style:text-properties fo:font-variant="normal" fo:text-transform="none" fo:color="#3c414e" style:font-name="Lato" fo:letter-spacing="0.026cm" fo:font-style="normal" fo:font-weight="normal" loext:padding="0cm" loext:border="none"/>
    </style:style>
    <style:style style:name="T12" style:family="text">
      <style:text-properties fo:font-variant="normal" fo:text-transform="none" fo:color="#212121" style:font-name="wf segoe-ui normal" fo:font-size="14pt" fo:letter-spacing="normal" fo:font-style="normal" fo:font-weight="normal"/>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03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03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T20182589213</text:p>
      <text:p text:style-name="P4">@Asharani94@</text:p>
      <text:p text:style-name="P4"><text:tab/> <text:tab/> <text:tab/></text:p>
      <text:p text:style-name="P4">g.srimathi@tcs.com</text:p>
      <text:p text:style-name="P4">Pwd: Srimathi@1234</text:p>
      <text:p text:style-name="P4">Priya6062</text:p>
      <text:p text:style-name="P4">sudo fuser -k -n tcp 8080 (to stop server on a port)</text:p>
      <text:p text:style-name="P4">adduser username</text:p>
      <text:p text:style-name="P4">usermod -aG sudo username</text:p>
      <text:p text:style-name="P4">su – username</text:p>
      <text:p text:style-name="P4">The Belated Bachelor party</text:p>
      <text:p text:style-name="P4">T-xCz8BKzjHsmNSJd7oh</text:p>
      <text:p text:style-name="P4">347389 jenkins new test iDE</text:p>
      <text:p text:style-name="P4">@Asha_epfo94@</text:p>
      <text:p text:style-name="P4">Maven and gradle</text:p>
      <text:p text:style-name="P4">gksu nautilus</text:p>
      <text:p text:style-name="P4"/>
      <text:p text:style-name="P4">jenkins 494,500,529</text:p>
      <text:p text:style-name="P4"/>
      <text:p text:style-name="P4">----------------------------------------------</text:p>
      <text:p text:style-name="P4">git init</text:p>
      <text:p text:style-name="P4">git add .</text:p>
      <text:p text:style-name="P4">git commit -m “First commit”</text:p>
      <text:p text:style-name="P4">git remote add origin &lt;repo_link&gt;&gt; (or) git remote set-url origin &lt;&lt;repo_link&gt;&gt;</text:p>
      <text:p text:style-name="P4">git remote -v</text:p>
      <text:p text:style-name="P4">git push origin master</text:p>
      <text:p text:style-name="P4">to change branch name: git branch -m &lt;newbranchname&gt;</text:p>
      <text:p text:style-name="P4"><text:tab/><text:tab/><text:tab/> git branch -m &lt;oldname&gt; &lt;newname&gt;</text:p>
      <text:p text:style-name="P4">git diff : to check what changes have been made in the files</text:p>
      <text:p text:style-name="P4">username:frescoplaylab@gmail.com</text:p>
      <text:p text:style-name="P4">pwd: Frescolab@2018</text:p>
      <text:p text:style-name="P4">------------------------------------------</text:p>
      <text:p text:style-name="P4">git add .</text:p>
      <text:p text:style-name="P4">git checkout -b “&lt;branch_name&gt;”</text:p>
      <text:p text:style-name="P4">git commit -m “&lt;your message&gt;”</text:p>
      <text:p text:style-name="P4">git push origin &lt;branch_name&gt;</text:p>
      <text:p text:style-name="P4">git commit --amend -m “&lt;ur msg&gt;”</text:p>
      <text:p text:style-name="P4">git push -f origin &lt;branch_name&gt;</text:p>
      <text:p text:style-name="P4">squash commits: git rebase -i HEAD~&lt;no.of commits&gt;</text:p>
      <text:p text:style-name="P4">squash the commit whichever is not required by replacing pick with s -&gt; save and exit the terminal-&gt;new terminal will be opened automatically -&gt; now comment whichever commit messages r not required using # -&gt; <text:soft-page-break/>save and close</text:p>
      <text:p text:style-name="P4">to change to sublime if needed: git config --global core.editor "subl -n -w"</text:p>
      <text:p text:style-name="P4">--------------------------------------------</text:p>
      <text:p text:style-name="P4">npm install</text:p>
      <text:p text:style-name="P4">npm init</text:p>
      <text:p text:style-name="P4">npm install express --save</text:p>
      <text:p text:style-name="P4">npm install commander --save</text:p>
      <text:p text:style-name="P4">npm install request --save</text:p>
      <text:p text:style-name="P4">npm install mocha –save</text:p>
      <text:p text:style-name="P4">------------------------------------------------------------------------------</text:p>
      <text:p text:style-name="P4">sudo service tomcat8 start/stop</text:p>
      <text:p text:style-name="P4">----------------------------------------------------------------------------</text:p>
      <text:p text:style-name="P4"/>
      <text:p text:style-name="P4">gitlab personal access token : T-xCz8BKzjHsmNSJd7oh</text:p>
      <text:p text:style-name="P4">------------------------------------------------------------------------------</text:p>
      <text:p text:style-name="P4">- delivery pipeline</text:p>
      <text:p text:style-name="P4">- build pipeline</text:p>
      <text:p text:style-name="P4">- pipeline script from git</text:p>
      <text:p text:style-name="P4"/>
      <text:p text:style-name="P4">Q) Select the best option to complete the given scenario.When a python project is tested on jenkins, the percentage of code accessed by tests is to be calculated.</text:p>
      <text:p text:style-name="P4">a. Gitpull python project -&gt; build job -&gt; install cobertura plugin -&gt; postbuild to publish generated test reports</text:p>
      <text:p text:style-name="P4">b. Gitpull python project -&gt; build job -&gt; postbuild to publish generated test reports -&gt; install Junit plugin</text:p>
      <text:p text:style-name="P4">c. Gitpull python project -&gt; build job -&gt; postbuild to publish generated test reports</text:p>
      <text:p text:style-name="P4"/>
      <text:p text:style-name="P4">Q) Select the suitable option to build the job automatically for every hour in jenkins when any changes are made.</text:p>
      <text:p text:style-name="P4">a. Poll SCM schedule as * */1 * * * -&gt; Save</text:p>
      <text:p text:style-name="P4">b. Git pull project -&gt; Poll SCM Schedule as H/1 * * * * -&gt; Save</text:p>
      <text:p text:style-name="P4">c. Git pull project -&gt; Poll SCM Schedule as * */1 * * * -&gt; Save</text:p>
      <text:p text:style-name="P4">d. Build periodically schedule as * */1 * * * -&gt; Save</text:p>
      <text:p text:style-name="P4">-----------------------------------------------------------------------------</text:p>
      <text:p text:style-name="P4"/>
      <text:p text:style-name="P4">Nagios 42, 43, 45</text:p>
      <text:p text:style-name="P4"/>
      <text:p text:style-name="P4">(find /root/nagios-*.tar.gz) &amp;&amp; (find /usr/local/nagios/etc/nagios.cfg) &amp;&amp; (find /usr/local/nagios/share) &amp;&amp; (find /usr/local/nagios/libexec) &amp;&amp; (find /usr/local/nagios/var) &amp;&amp; echo "done"</text:p>
      <text:p text:style-name="P4"/>
      <text:p text:style-name="P4">ssh root@host01 '[ -f /usr/sbin/apache2 ] &amp;&amp; [ -f /usr/sbin/phpquery ] &amp;&amp; echo "done"'</text:p>
      <text:p text:style-name="P4"/>
      <text:p text:style-name="P4">ssh root@host01 '(($(grep -o "DirectoryIndex index.php" /etc/apache2/mods-enabled/dir.conf | wc -l ) &gt;= 1)) <text:soft-page-break/>&amp;&amp; echo "done"'</text:p>
      <text:p text:style-name="P4"/>
      <text:p text:style-name="P4">ssh root@host01 '[ -f /root/nagios-*.tar.gz ] &amp;&amp; [ -f /usr/local/nagios/etc/nagios.cfg] &amp;&amp; [ -f /usr/local/nagios/share ] &amp;&amp; [ -f /usr/local/nagios/libexec ] &amp;&amp; [ -f /usr/local/nagios/var ] &amp;&amp; echo "done"'</text:p>
      <text:p text:style-name="P4"/>
      <text:p text:style-name="P4">sudo useradd nagios</text:p>
      <text:p text:style-name="P4">sudo groupadd nagcmd</text:p>
      <text:p text:style-name="P4">sudo usermod -a -G nagcmd nagios</text:p>
      <text:p text:style-name="P4">curl -L -O https://assets.nagios.com/downloads/nagioscore/releases/nagios-4.3.4.tar.gz</text:p>
      <text:p text:style-name="P4">tar zxf nagios-*.tar.gz</text:p>
      <text:p text:style-name="P4"/>
      <text:p text:style-name="P4">cd nagios-*</text:p>
      <text:p text:style-name="P4">./configure --with-nagios-group=nagios --with-command-group=nagcmd</text:p>
      <text:p text:style-name="P4"/>
      <text:p text:style-name="P4">make all</text:p>
      <text:p text:style-name="P4">sudo make install</text:p>
      <text:p text:style-name="P4"/>
      <text:p text:style-name="P4">sudo make install-commandmode</text:p>
      <text:p text:style-name="P4"/>
      <text:p text:style-name="P4">sudo make install-init</text:p>
      <text:p text:style-name="P4"/>
      <text:p text:style-name="P4">sudo make install-config</text:p>
      <text:p text:style-name="P4">sudo /usr/bin/install -c -m 644 sample-config/httpd.conf /etc/apache2/sites-available/nagios.conf</text:p>
      <text:p text:style-name="P4">sudo usermod -G nagcmd www-data</text:p>
      <text:p text:style-name="P4">sudo a2enmod rewrite</text:p>
      <text:p text:style-name="P4">sudo a2enmod cgi</text:p>
      <text:p text:style-name="P4">sudo ln -s /etc/apache2/sites-available/nagios.conf /etc/apache2/sites-enabled/</text:p>
      <text:p text:style-name="P4">sudo systemctl restart apache2</text:p>
      <text:p text:style-name="P4"/>
      <text:p text:style-name="P4">sudo nano /etc/systemd/system/nagios.service</text:p>
      <text:p text:style-name="P4"/>
      <text:p text:style-name="P4">sudo apt-get install nagios-plugins</text:p>
      <text:p text:style-name="P4">cp /usr/lib/nagios/plugins/check_* /usr/local/nagios/libexec</text:p>
      <text:p text:style-name="P4"/>
      <text:p text:style-name="P4"/>
      <text:p text:style-name="P4">/usr/local/nagios/etc/nagios.cfg</text:p>
      <text:p text:style-name="P4">/usr/local/nagios/etc/objects</text:p>
      <text:p text:style-name="P4">/usr/local/nagios/var</text:p>
      <text:p text:style-name="P4"/>
      <text:p text:style-name="P4"/>
      <text:p text:style-name="P4"/>
      <text:p text:style-name="P4"><text:soft-page-break/>4457miles---------------------------------------------</text:p>
      <text:p text:style-name="P4">cd /usr/local/nagios/etc/objects</text:p>
      <text:p text:style-name="P4">vi localhost.cfg</text:p>
      <text:p text:style-name="P4">define service {</text:p>
      <text:p text:style-name="P4">use local-service</text:p>
      <text:p text:style-name="P4">host_name localhost</text:p>
      <text:p text:style-name="P4">service_description dockerchk</text:p>
      <text:p text:style-name="P4">check_command check_http_port</text:p>
      <text:p text:style-name="P4">}</text:p>
      <text:p text:style-name="P4">vi commands.cfg</text:p>
      <text:p text:style-name="P4">define command {</text:p>
      <text:p text:style-name="P4">command_name check_http_port</text:p>
      <text:p text:style-name="P4">command_line $USER1$/check_http -H $HOSTADDRESS$ -p 3306</text:p>
      <text:p text:style-name="P4">}</text:p>
      <text:p text:style-name="P4">---------------------------------------------------------</text:p>
      <text:p text:style-name="P4">sudo systemctl status docker</text:p>
      <text:p text:style-name="P4">docker pull mysql/mysql-server:latest</text:p>
      <text:p text:style-name="P4">docker run --name=mysql01 -i --expose=8080 -d mysql/mysql-server:latest</text:p>
      <text:p text:style-name="P4">docker run --name=mysql01 -p --expose=8080 -d mysql/mysql-server:latest</text:p>
      <text:p text:style-name="P4">docker run --name=mysql01 -d mysql/mysql-server:latest -p 8080:8080</text:p>
      <text:p text:style-name="P4">docker port mysql01 8080</text:p>
      <text:p text:style-name="P4">service nagios status</text:p>
      <text:p text:style-name="P4">-------------------------------------------------------------------------</text:p>
      <text:p text:style-name="P4">A column-database used to store __________ versions of each cells.(multiple)</text:p>
      <text:p text:style-name="P4">The equivalent Hbase structure of an in-memory tree in Log-structured Merge Trees is __________.(memstore)</text:p>
      <text:p text:style-name="P4">Wiredtiger storage engine is a part of ___________.(mongo)</text:p>
      <text:p text:style-name="P4">An RDBMS equivalent component for a "document" in a Document database:(row)</text:p>
      <text:p text:style-name="P4">Sorted Column store would provide higher compression ratio by representing each column as ________ compared to the preceding one.(delta)</text:p>
      <text:p text:style-name="P4">Neo4j architecture is a self-driven and independent architecture because of ________________.(both)</text:p>
      <text:p text:style-name="P4">The column store need perform _____ IO to insert a new value(as many)</text:p>
      <text:p text:style-name="P4">The row store has to perform _____ IO to insert a new value.(single)</text:p>
      <text:p text:style-name="P4">Horizontal scaling approach tends to be cheaper as the number of operations and the size of the data increases.(true)</text:p>
      <text:p text:style-name="P4">In case of a Strict consistency, a read will always return the most recent data value.(true)</text:p>
      <text:p text:style-name="P4">In case of an Eventual consistency, reads may not return the most recent value, but reads will not return values “out of sequence.”(false)</text:p>
      <text:p text:style-name="P4">Cassandra has properties of both __________ and ____________.(google/amazon)</text:p>
      <text:p text:style-name="P4">MongoDB read/write performance can be tuned with the help of Stored Procedures.(false</text:p>
      <text:p text:style-name="P4">JSON documents are built up of _________.(all)</text:p>
      <text:p text:style-name="P4"><text:soft-page-break/>The RDBMS 'table' equivalent terminology in Riak is ________.(bucket)</text:p>
      <text:p text:style-name="P4">Document databases split a document into its constituent name/value pairs for indexing purpose.(false)</text:p>
      <text:p text:style-name="P4">In column-oriented stores, data is stored on a ____________ basis.(column)</text:p>
      <text:p text:style-name="P4">A Key-value store does not support Secondary Indexes.(false)</text:p>
      <text:p text:style-name="P4">In Riak, ________ consistency model is implemented.(eventual)</text:p>
      <text:p text:style-name="P4">In MongoDB, there is a similar feature of 'like' expression as like RDBMS.(false)</text:p>
      <text:p text:style-name="P4">Key-value pair data storages include all except ________.(cache)</text:p>
      <text:p text:style-name="P4">play with jenkRead overhead in a Columnar database can be partly reduced by Multicolumn projection and _____________.(caching)</text:p>
      <text:p text:style-name="P4">In a column-database, a row is being uniquely identified by __________.(column identifier)</text:p>
      <text:p text:style-name="P4">Cassandra's Gossip Protocol can take care of the heartbeat lost due to _______ in a widely distributed system.(both)</text:p>
      <text:p text:style-name="P4">In Cassandra, if the replication factor is 3, the coordinator will send replicas of the data item to the next _____ nodes on the ring.(3)</text:p>
      <text:p text:style-name="P4">Cassandra lightweight transactions (LWT) supports ______ pattern.(compare n set)</text:p>
      <text:p text:style-name="P4">A Key-value store does not support Secondary Indexes.(true)</text:p>
      <text:p text:style-name="P4">Columnar databases are preferable for OLTP systems(false)</text:p>
      <text:p text:style-name="P4">In Hbase, 'Columns' are named and specified in table definition.(false)</text:p>
      <text:p text:style-name="P4">------------------------------------------------------------------------------------------------------</text:p>
      <text:p text:style-name="P4">Training data is used in model evaluation.(false)</text:p>
      <text:p text:style-name="P4">In traditional monolithic applications,, 'services' are deployed independently.(false)</text:p>
      <text:p text:style-name="P4"/>
      <text:p text:style-name="P4"/>
      <text:p text:style-name="P4"/>
      <text:p text:style-name="P4">603914 603802</text:p>
      <text:p text:style-name="P4"/>
      <text:p text:style-name="P4"/>
      <text:p text:style-name="P4">{</text:p>
      <text:p text:style-name="P4">"name": "sails-app",</text:p>
      <text:p text:style-name="P4">"private": true,</text:p>
      <text:p text:style-name="P4">"version": "0.0.0",</text:p>
      <text:p text:style-name="P4">"description": "a Sails application",</text:p>
      <text:p text:style-name="P4">"keywords": [],</text:p>
      <text:p text:style-name="P4">"dependencies": {</text:p>
      <text:p text:style-name="P4">"babel-eslint": "^8.2.2",</text:p>
      <text:p text:style-name="P4">"clean": "^4.0.2",</text:p>
      <text:p text:style-name="P4">"ejs": "2.3.4",</text:p>
      <text:p text:style-name="P4">"eslint": "^4.19.0",</text:p>
      <text:p text:style-name="P4">"eslint-config-airbnb": "^16.1.0",</text:p>
      <text:p text:style-name="P4">"grunt": "1.0.1",</text:p>
      <text:p text:style-name="P4">"grunt-contrib-clean": "1.0.0",</text:p>
      <text:p text:style-name="P4"><text:soft-page-break/>"grunt-contrib-coffee": "1.0.0",</text:p>
      <text:p text:style-name="P4">"grunt-contrib-concat": "1.0.1",</text:p>
      <text:p text:style-name="P4">"grunt-contrib-copy": "1.0.0",</text:p>
      <text:p text:style-name="P4">"grunt-contrib-cssmin": "1.0.1",</text:p>
      <text:p text:style-name="P4">"grunt-contrib-jst": "1.0.0",</text:p>
      <text:p text:style-name="P4">"grunt-contrib-less": "1.3.0",</text:p>
      <text:p text:style-name="P4">"grunt-contrib-uglify": "1.0.1",</text:p>
      <text:p text:style-name="P4">"grunt-contrib-watch": "1.0.0",</text:p>
      <text:p text:style-name="P4">"grunt-sails-linker": "~0.10.1",</text:p>
      <text:p text:style-name="P4">"grunt-sync": "0.5.2",</text:p>
      <text:p text:style-name="P4">"include-all": "^1.0.0",</text:p>
      <text:p text:style-name="P4">"load-grunt-config": "^0.19.2",</text:p>
      <text:p text:style-name="P4">"rc": "1.0.1",</text:p>
      <text:p text:style-name="P4">"sails": "~0.12.14",</text:p>
      <text:p text:style-name="P4">"sails-disk": "~0.10.9",</text:p>
      <text:p text:style-name="P4">"xml-js": "^1.6.2"</text:p>
      <text:p text:style-name="P4">},</text:p>
      <text:p text:style-name="P4">"scripts": {</text:p>
      <text:p text:style-name="P4">"debug": "node debug app.js",</text:p>
      <text:p text:style-name="P4">"start": "node app.js --port 8000",</text:p>
      <text:p text:style-name="P4">"test": "rm -rf ./unit.xml &amp;&amp; CI=true; node ./node_modules/mocha/bin/mocha test/bootstrap.test.js test/**/*.test.js ",</text:p>
      <text:p text:style-name="P4">"coverage": "istanbul cover --report clover _mocha test",</text:p>
      <text:p text:style-name="P4">"posttest": "npm run coverage "</text:p>
      <text:p text:style-name="P4">},</text:p>
      <text:p text:style-name="P4">"main": "app.js",</text:p>
      <text:p text:style-name="P4">"repository": {</text:p>
      <text:p text:style-name="P4">"type": "git",</text:p>
      <text:p text:style-name="P4">"url": " "</text:p>
      <text:p text:style-name="P4">},</text:p>
      <text:p text:style-name="P4">"author": "prasad",</text:p>
      <text:p text:style-name="P4">"license": "",</text:p>
      <text:p text:style-name="P4">"devDependencies": {</text:p>
      <text:p text:style-name="P4">"assert": "^1.4.1",</text:p>
      <text:p text:style-name="P4">"barrels": "^1.6.5",</text:p>
      <text:p text:style-name="P4">"chai": "^4.1.2",</text:p>
      <text:p text:style-name="P4">"eslint-detailed-reporter": "^0.7.3",</text:p>
      <text:p text:style-name="P4">"eslint-plugin-import": "^2.9.0",</text:p>
      <text:p text:style-name="P4">"eslint-plugin-jsx-a11y": "^6.0.3",</text:p>
      <text:p text:style-name="P4">"eslint-plugin-react": "^7.7.0",</text:p>
      <text:p text:style-name="P4">"grunt-mocha-istanbul": "^5.0.2",</text:p>
      <text:p text:style-name="P4"><text:soft-page-break/>"istanbul": "^0.4.5",</text:p>
      <text:p text:style-name="P4">"mocha": "^5.0.4",</text:p>
      <text:p text:style-name="P4">"mocha-junit-reporter": "^1.17.0",</text:p>
      <text:p text:style-name="P4">"nyc": "^11.9.0",</text:p>
      <text:p text:style-name="P4">"sails-memory": "^0.10.7",</text:p>
      <text:p text:style-name="P4">"should": "^13.2.1",</text:p>
      <text:p text:style-name="P4">"sinon": "^4.4.3",</text:p>
      <text:p text:style-name="P4">"supertest": "^3.0.0"</text:p>
      <text:p text:style-name="P4">}</text:p>
      <text:p text:style-name="P4">}</text:p>
      <text:p text:style-name="P4">8080---------------------------------------------------------------------------</text:p>
      <text:p text:style-name="P4">Thanks and Regards</text:p>
      <text:p text:style-name="P4">Asha Rani.K</text:p>
      <text:p text:style-name="P4">Fresco Team</text:p>
      <text:p text:style-name="P4">Tata consultancy services</text:p>
      <text:p text:style-name="P4"/>
      <text:p text:style-name="P4"/>
      <text:p text:style-name="P4">{</text:p>
      <text:p text:style-name="P4">"name": "invoicer",</text:p>
      <text:p text:style-name="P4">"version": "0.0.0",</text:p>
      <text:p text:style-name="P4">"scripts": {</text:p>
      <text:p text:style-name="P4">"ng": "ng",</text:p>
      <text:p text:style-name="P4">"start": "./node_modules/.bin/ng serve --port 8000 --disable-host-check --host 0.0.0.0",</text:p>
      <text:p text:style-name="P4">"build": "ng build --prod",</text:p>
      <text:p text:style-name="P4">"test": "./node_modules/.bin/ng test --watch=false --source-map=false",</text:p>
      <text:p text:style-name="P4">"pretest": "npm install",</text:p>
      <text:p text:style-name="P4">"lint": "ng lint",</text:p>
      <text:p text:style-name="P4">"e2e": "ng e2e"</text:p>
      <text:p text:style-name="P4">},</text:p>
      <text:p text:style-name="P4">"private": true,</text:p>
      <text:p text:style-name="P4">"dependencies": {</text:p>
      <text:p text:style-name="P4">"@angular/animations": "^6.0.2",</text:p>
      <text:p text:style-name="P4">"@angular/common": "^6.0.2",</text:p>
      <text:p text:style-name="P4">"@angular/compiler": "^6.0.2",</text:p>
      <text:p text:style-name="P4">"@angular/core": "^6.0.2",</text:p>
      <text:p text:style-name="P4">"@angular/forms": "^6.0.2",</text:p>
      <text:p text:style-name="P4">"@angular/http": "^6.0.2",</text:p>
      <text:p text:style-name="P4">"@angular/platform-browser": "^6.0.2",</text:p>
      <text:p text:style-name="P4">"@angular/platform-browser-dynamic": "^6.0.2",</text:p>
      <text:p text:style-name="P4">"@angular/router": "^6.0.2",</text:p>
      <text:p text:style-name="P4">"angular2-datetimepicker": "^1.1.1",</text:p>
      <text:p text:style-name="P4"><text:soft-page-break/>"core-js": "^2.5.4",</text:p>
      <text:p text:style-name="P4">"async": "^2.6.1",</text:p>
      <text:p text:style-name="P4">"rxjs": "^6.0.0",</text:p>
      <text:p text:style-name="P4">"zone.js": "^0.8.26"</text:p>
      <text:p text:style-name="P4">},</text:p>
      <text:p text:style-name="P4">"repository": {</text:p>
      <text:p text:style-name="P4">"type": "git",</text:p>
      <text:p text:style-name="P4">"url": "https://git-rba.hackerrank.com/git/887f0ac4-bc4d-4dce-b899-95dd3426b3ed"</text:p>
      <text:p text:style-name="P4">},</text:p>
      <text:p text:style-name="P4">"license": "MIT",</text:p>
      <text:p text:style-name="P4">"devDependencies": {</text:p>
      <text:p text:style-name="P4">"@angular-devkit/build-angular": "~0.6.3",</text:p>
      <text:p text:style-name="P4">"@angular/cli": "~6.0.3",</text:p>
      <text:p text:style-name="P4">"@angular/compiler-cli": "^6.0.2",</text:p>
      <text:p text:style-name="P4">"@angular/language-service": "^6.0.2",</text:p>
      <text:p text:style-name="P4">"@types/jasmine": "~2.8.6",</text:p>
      <text:p text:style-name="P4">"@types/jasminewd2": "~2.0.3",</text:p>
      <text:p text:style-name="P4">"@types/node": "~8.9.4",</text:p>
      <text:p text:style-name="P4">"codelyzer": "~4.2.1",</text:p>
      <text:p text:style-name="P4">"jasmine-core": "~2.99.1",</text:p>
      <text:p text:style-name="P4">"jasmine-spec-reporter": "~4.2.1",</text:p>
      <text:p text:style-name="P4">"karma": "~1.7.1",</text:p>
      <text:p text:style-name="P4">"karma-chrome-launcher": "~2.2.0",</text:p>
      <text:p text:style-name="P4">"karma-coverage-istanbul-reporter": "~1.4.2",</text:p>
      <text:p text:style-name="P4">"karma-jasmine": "~1.1.1",</text:p>
      <text:p text:style-name="P4">"karma-jasmine-html-reporter": "^0.2.2",</text:p>
      <text:p text:style-name="P4">"karma-junit-reporter": "^1.2.0",</text:p>
      <text:p text:style-name="P4">"protractor": "~5.3.0",</text:p>
      <text:p text:style-name="P4">"ts-node": "~5.0.1",</text:p>
      <text:p text:style-name="P4">"tslint": "~5.9.1",</text:p>
      <text:p text:style-name="P4">"typescript": "~2.7.2"</text:p>
      <text:p text:style-name="P4">}</text:p>
      <text:p text:style-name="P4">}</text:p>
      <text:p text:style-name="P4"/>
      <text:p text:style-name="P4"/>
      <text:p text:style-name="P4">(($(find /root/.jenkins/secrets/initialAdminPassword | wc -l) == 1))</text:p>
      <text:p text:style-name="P4">(($(grep -o "SUCCESS" /root/.jenkins/jobs/JenkinsDeployWar/builds/lastSuccessfulBuild/build.xml | wc -l) &gt;= 1))</text:p>
      <text:p text:style-name="P4">(($(grep -o -e "clean" -e “compile” -e "package" -e "https://github.com/frescoplaylab/maven-war.git" /root/.jenkins/jobs/JenkinsDeployWar/config.xml| wc -l) &gt;= 4))</text:p>
      <text:p text:style-name="P4">(($(grep -o -e "hudson.plugins.deploy.tomcat" -e "hudson.plugins.deploy.DeployPublisher" <text:soft-page-break/>/root/.jenkins/jobs/JenkinsDeployWar/config.xml| wc -l) &gt;= 2))</text:p>
      <text:p text:style-name="P4">(($(grep -o -e "SUCCESS" -e "Deploying /root/.jenkins/workspace/JenkinsDeployWar/target/maven-war.war to container Tomcat" /root/.jenkins/jobs/DeployDemo/builds/lastSuccessfulBuild/log | wc -l) &gt;= 2))</text:p>
      <text:p text:style-name="P4">---------------------------------------------------------------------------</text:p>
      <text:p text:style-name="P4">ssh root@host01 '(($(find /root/.jenkins/secrets/initialAdminPassword | wc -l) == 1)) &amp;&amp; (($(grep -o "SUCCESS" /root/.jenkins/jobs/JenkinsDeployWar/builds/lastSuccessfulBuild/build.xml | wc -l) &gt;= 1)) &amp;&amp; (($(grep -o -e "clean" -e “compile” -e "package" -e "https://github.com/frescoplaylab/maven-war.git" /root/.jenkins/jobs/JenkinsDeployWar/config.xml| wc -l) &gt;= 4)) &amp;&amp; (($(grep -o -e "hudson.plugins.deploy.tomcat" -e "hudson.plugins.deploy.DeployPublisher" /root/.jenkins/jobs/JenkinsDeployWar/config.xml| wc -l) &gt;= 2)) &amp;&amp; (($(grep -o -e "SUCCESS" -e "Deploying /root/.jenkins/workspace/JenkinsDeployWar/target/maven-war.war to container Tomcat" /root/.jenkins/jobs/DeployDemo/builds/lastSuccessfulBuild/log | wc -l) &gt;= 2)) &amp;&amp; echo “done”’</text:p>
      <text:p text:style-name="P4">sudo docker exec -it &lt;container_name&gt; bash</text:p>
      <text:p text:style-name="P4">ssh-keygen</text:p>
      <text:p text:style-name="P4">node{</text:p>
      <text:p text:style-name="P4"><text:tab/>stage('SCM Checkout'){</text:p>
      <text:p text:style-name="P4"><text:s text:c="4"/><text:tab/>git 'https://github.com/javahometech/my-app'</text:p>
      <text:p text:style-name="P4"><text:tab/>}</text:p>
      <text:p text:style-name="P4"><text:tab/>stage('MVN Package'){</text:p>
      <text:p text:style-name="P4"><text:s text:c="4"/><text:tab/>sh 'mvn clean package'</text:p>
      <text:p text:style-name="P4"><text:tab/>}</text:p>
      <text:p text:style-name="P4"><text:tab/>stage('Build Docker Image'){</text:p>
      <text:p text:style-name="P4"><text:s text:c="4"/><text:tab/>sh 'docker build -t asharanikatakam/my-app:2.0.1 .'</text:p>
      <text:p text:style-name="P4"><text:tab/>}</text:p>
      <text:p text:style-name="P4"><text:tab/>stage('Push Docker Image'){</text:p>
      <text:p text:style-name="P4"><text:s text:c="8"/>withCredentials([string(credentialsId: 'dockerHub-PWD', variable: 'dockerHubPwd')]) {</text:p>
      <text:p text:style-name="P4"><text:s text:c="7"/><text:tab/>sh "docker login -u asharanikatakam -p ${dockerHubPwd}"</text:p>
      <text:p text:style-name="P4"><text:s text:c="4"/><text:tab/>}</text:p>
      <text:p text:style-name="P4"><text:s text:c="4"/><text:tab/>sh 'docker push asharanikatakam/my-app:2.0.1'</text:p>
      <text:p text:style-name="P4"><text:tab/>}</text:p>
      <text:p text:style-name="P4"><text:tab/>stage('Run container on remote tomcat server'){</text:p>
      <text:p text:style-name="P4"><text:s text:c="4"/><text:tab/>def dockerRun = 'docker run -p 8080:8080 -d --name my-app asharanikatakam/my-app:2.0.1'</text:p>
      <text:p text:style-name="P4"><text:s text:c="8"/>withCredentials([string(credentialsId: 'dockerHub-PWD', variable: 'dockerHubPwd')]) {</text:p>
      <text:p text:style-name="P4"><text:s text:c="7"/><text:tab/>sh "docker login -u asharanikatakam -p ${dockerHubPwd}"</text:p>
      <text:p text:style-name="P4"><text:s text:c="7"/><text:tab/>sh "${dockerRun}"</text:p>
      <text:p text:style-name="P4"><text:s text:c="4"/><text:tab/>}</text:p>
      <text:p text:style-name="P4"><text:tab/>}</text:p>
      <text:p text:style-name="P4">}</text:p>
      <text:p text:style-name="P4"><text:s/>--------------------------------------------------------------------------------------</text:p>
      <text:p text:style-name="P4">stage('Run container on remote tomcat server'){</text:p>
      <text:p text:style-name="P4">def dockerRun = 'docker run -p 8080:8080 -d --name my-app asharani/my-app:2.0.1'</text:p>
      <text:p text:style-name="P4"><text:soft-page-break/>withCredentials([usernameColonPassword(credentialsId: 'tomcat_admin', variable: 'tomcat_server')]) {</text:p>
      <text:p text:style-name="P4"><text:s text:c="4"/>sh "https://2886795411-8080-host10-fresco.environments.katacoda.com/ ${dockerRun}"</text:p>
      <text:p text:style-name="P4">}</text:p>
      <text:p text:style-name="P4">}</text:p>
      <text:p text:style-name="P4">------------------------</text:p>
      <text:p text:style-name="P4">sh 'cp target/*.war /usr/local/tomcat/webapps/myweb.war /root/apache-tomcat-8.5.45/webapps'</text:p>
      <text:p text:style-name="P4">--------------------------------------------------</text:p>
      <text:p text:style-name="P4">docker build -t asharanikatakam/java-app:2.0.1 .</text:p>
      <text:p text:style-name="P4">docker login -u asharanikatakam -p asharani94</text:p>
      <text:p text:style-name="P4">docker push asharanikatakam/java-app:2.0.1</text:p>
      <text:p text:style-name="P4">docker run -p 8080:8080 -d --name my-app asharanikatakam/java-app:2.0.1<text:tab/> --------------------------------------------------------------------------------------------</text:p>
      <text:p text:style-name="P9">sudo docker build -t asharanikatakam/java-app:2.0.1 .</text:p>
      <text:p text:style-name="P9">sudo docker run -d --name my-app asharanikatakam/java-app:2.0.1 .</text:p>
      <text:p text:style-name="P7"><text:a xlink:type="simple" xlink:href="https://developers.google.com/youtube/v3/docs/videos/list?apix_params=%7B%22part%22%3A%22snippet%2CcontentDetails%2Cstatistics%22%2C%22id%22%3A%22D2U6yg0i-oA%22%7D&amp;apix=true#usage" text:style-name="ListLabel_20_1" text:visited-style-name="ListLabel_20_1"><text:span text:style-name="T1">https://developers.google.com/youtube/v3/docs/videos/list?apix_params=%7B%22part%22%3A%22snippet%2CcontentDetails%2Cstatistics%22%2C%22id%22%3A%22D2U6yg0i-oA%22%7D&amp;apix=true#usage</text:span></text:a></text:p>
      <text:p text:style-name="P4">VM1</text:p>
      <text:p text:style-name="P1"><text:span text:style-name="T3">sudo az acr create -n &lt;Registry_name&gt; -g </text:span><text:span text:style-name="T4">&lt;Resource_group&gt;</text:span><text:span text:style-name="T3"> --sku Standard</text:span></text:p>
      <text:p text:style-name="P4">Jenkins Build job commands</text:p>
      <text:p text:style-name="P4">sudo docker build -t nginx-app .</text:p>
      <text:p text:style-name="P1"><text:span text:style-name="T1">sudo az acr login --name </text:span><text:span text:style-name="T3">&lt;Registry_name&gt;</text:span></text:p>
      <text:p text:style-name="P1"><text:span text:style-name="T1">sudo docker tag nginx-app &lt;</text:span><text:span text:style-name="T3">Registry_name </text:span><text:span text:style-name="T4">.azurecr.io&gt;</text:span><text:span text:style-name="T1">/nginx-app:v1</text:span></text:p>
      <text:p text:style-name="P1"><text:span text:style-name="T1">sudo docker push &lt;</text:span><text:span text:style-name="T3">Registry_name </text:span><text:span text:style-name="T4">.azurecr.io&gt;</text:span><text:span text:style-name="T1">/nginx-app:v1</text:span></text:p>
      <text:p text:style-name="P4"/>
      <text:p text:style-name="P4">VM2</text:p>
      <text:p text:style-name="P4">Jenkins Build job commands</text:p>
      <text:p text:style-name="P1"><text:span text:style-name="T1">sudo az acr login --name </text:span><text:span text:style-name="T3">&lt;Registry_name&gt;</text:span></text:p>
      <text:p text:style-name="P1"><text:span text:style-name="T1">sudo docker pull &lt;</text:span><text:span text:style-name="T3">Registry_name </text:span><text:span text:style-name="T4">.azurecr.io&gt;</text:span><text:span text:style-name="T1">/nginx-app:v1</text:span></text:p>
      <text:p text:style-name="P1"><text:span text:style-name="T1">sudo docker run -p 4000:80 -d &lt;</text:span><text:span text:style-name="T3">Registry_name </text:span><text:span text:style-name="T4">.azurecr.io&gt;</text:span><text:span text:style-name="T1">/nginx-app:v1</text:span></text:p>
      <text:p text:style-name="P4">----------------------------------------------------------------------</text:p>
      <text:p text:style-name="P5"/>
      <text:p text:style-name="P4"/>
      <text:p text:style-name="P4"/>
      <text:p text:style-name="P5">sudo docker build -t nginx-app .</text:p>
      <text:p text:style-name="P5">sudo az acr login --name frescoplayregistry</text:p>
      <text:p text:style-name="P5">sudo docker tag nginx-app frescoplayregistry.azurecr.io/nginx-app:v1</text:p>
      <text:p text:style-name="P5">sudo docker push frescoplayregistry.azurecr.io/nginx-app:v1</text:p>
      <text:p text:style-name="P5">----------------------------------------------------------------------</text:p>
      <text:p text:style-name="P6">sudo az acr login --name frescoplayregistry</text:p>
      <text:p text:style-name="P6"><text:soft-page-break/>sudo docker pull frescoplayregistry.azurecr.io/nginx-app:v1</text:p>
      <text:p text:style-name="P6">sudo docker run -p 4000:80 -d frescoplayregistry.azurecr.io/nginx-app:v1</text:p>
      <text:p text:style-name="P5">----------------------------------------------------------------------</text:p>
      <text:p text:style-name="P7"><text:a xlink:type="simple" xlink:href="https://askubuntu.com/questions/1113503/ubuntu-18-04-sudo-no-tty-present-and-no-askpass-program-specified/1114130" text:style-name="ListLabel_20_2" text:visited-style-name="ListLabel_20_2"><text:span text:style-name="T5">https://askubuntu.com/questions/1113503/ubuntu-18-04-sudo-no-tty-present-and-no-askpass-program-specified/1114130</text:span></text:a></text:p>
      <text:p text:style-name="P9">-------------------------------------------------------------------------------------------------------------</text:p>
      <text:p text:style-name="P8"><text:span text:style-name="T6">https://www.howtoforge.com/tutorial/ubuntu-jenkins-master-slave/</text:span><text:span text:style-name="T2"><text:tab/></text:span></text:p>
      <text:p text:style-name="P10">-------------------------------------------------------------------</text:p>
      <text:p text:style-name="P4"/>
      <text:p text:style-name="P4"><text:a xlink:type="simple" xlink:href="https://github.com/zaproxy/zaproxy/wiki/Downloads" text:style-name="Internet_20_link" text:visited-style-name="Visited_20_Internet_20_Link">https://github.com/zaproxy/zaproxy/wiki/Downloads</text:a></text:p>
      <text:p text:style-name="P4"/>
      <text:p text:style-name="P3"><text:span text:style-name="Source_20_Text"><text:span text:style-name="T8">/home/asharani/.local/share/umake/ide/pycharm</text:span></text:span></text:p>
      <text:p text:style-name="P2"><text:a xlink:type="simple" xlink:href="https://www.youtube.com/watch?v=11RtbJELxxY" text:style-name="Internet_20_link" text:visited-style-name="Visited_20_Internet_20_Link"><text:span text:style-name="Source_20_Text"><text:span text:style-name="T7">https://www.youtube.com/watch?v=11RtbJELxxY</text:span></text:span></text:a></text:p>
      <text:p text:style-name="P21">curl -i http://localhost:5000/get</text:p>
      <text:p text:style-name="P21"/>
      <text:p text:style-name="P21">curl -i -H "Content-Type: application/json" -X POST -d '{"username":"user", "password": "pass"}' http://localhost:5000/post</text:p>
      <text:p text:style-name="P21"/>
      <text:p text:style-name="P21"/>
      <text:p text:style-name="P21">curl -i -H "Content-Type: application/json" -X POST -d '{"username":"wrong", "password": "wrong"}' http://localhost:5000/post</text:p>
      <text:p text:style-name="P21"/>
      <text:p text:style-name="P21"/>
      <text:p text:style-name="P21">curl -i http://localhost:5000/redirect</text:p>
      <text:p text:style-name="P21"/>
      <text:p text:style-name="P21"/>
      <text:p text:style-name="P21">curl -i http://localhost:5000/divide_by_zero</text:p>
      <text:p text:style-name="P21"/>
      <text:p text:style-name="P21">curl -i http://localhost:5000/unavailable_resource</text:p>
      <text:p text:style-name="P19">Why DevSecOps is important?</text:p>
      <text:list xml:id="list8730245293393028202" text:style-name="L1">
        <text:list-item>
          <text:p text:style-name="P23"><text:span text:style-name="Strong_20_Emphasis"><text:span text:style-name="T10">DevSecOps</text:span></text:span><text:span text:style-name="T10"> is the ideology to integrate security practices into the DevOps system.</text:span></text:p>
        </text:list-item>
        <text:list-item>
          <text:p text:style-name="P23"><text:span text:style-name="T10">It involves creating a </text:span><text:span text:style-name="Strong_20_Emphasis"><text:span text:style-name="T10">Security as Software</text:span></text:span><text:span text:style-name="T10"> environment of ongoing, dynamic cooperation between release developers and security teams.</text:span></text:p>
        </text:list-item>
        <text:list-item>
          <text:p text:style-name="P26">Like DevOps itself, the DevSecOps concept focuses on creating new solutions within an agile framework for complex software development processes.</text:p>
        </text:list-item>
        <text:list-item>
          <text:p text:style-name="P26">DevSecOps is a natural and necessary response on the new continuous delivery pipeline to the bottleneck effect of older security models.</text:p>
        </text:list-item>
        <text:list-item>
          <text:p text:style-name="P26"><text:soft-page-break/>The objective is to bridge conventional IT-security gaps while ensuring quick, stable software delivery.</text:p>
        </text:list-item>
        <text:list-item>
          <text:p text:style-name="P26">Silo thinking is replaced during all phases of the delivery process by increased communication and shared responsibility for security activities.</text:p>
          <text:p text:style-name="P28">-------------------------------------------------------------------------------------------------</text:p>
        </text:list-item>
      </text:list>
      <text:p text:style-name="P18">Getting started with DevSecOps</text:p>
      <text:list xml:id="list7217687346746344790" text:style-name="L2">
        <text:list-item>
          <text:p text:style-name="P27">A cultural and technological transition to a DevSecOps approach helps businesses cope more efficiently with security threats in real time.</text:p>
        </text:list-item>
        <text:list-item>
          <text:p text:style-name="P27">Security teams should be regarded as a valuable asset that helps to prevent slowdowns rather than impede agility.</text:p>
        </text:list-item>
      </text:list>
      <text:p text:style-name="P14"><text:span text:style-name="Strong_20_Emphasis"><text:span text:style-name="T10">example:</text:span></text:span><text:span text:style-name="T10"> Early detection of a poorly designed cloud-scale system saves valuable time, energy, and processing costs.</text:span></text:p>
      <text:list xml:id="list6091436828306932262" text:style-name="L3">
        <text:list-item>
          <text:p text:style-name="P29">Cloud scalability allows a larger scale of security controls to be implemented.</text:p>
        </text:list-item>
        <text:list-item>
          <text:p text:style-name="P29">Continuous risk analysis and system building management is needed as technology-driven companies are rapidly evolving.</text:p>
        </text:list-item>
      </text:list>
      <text:p text:style-name="P13">Six key components of a DevSecOps strategy are as follows:</text:p>
      <text:list xml:id="list7290781879246051850" text:style-name="L4">
        <text:list-item>
          <text:p text:style-name="P24"><text:span text:style-name="Strong_20_Emphasis"><text:span text:style-name="T10">Code analysis</text:span></text:span><text:span text:style-name="T10"> – include code in small chunks to quickly identify vulnerabilities.</text:span></text:p>
        </text:list-item>
        <text:list-item>
          <text:p text:style-name="P24"><text:span text:style-name="Strong_20_Emphasis"><text:span text:style-name="T10">Change management</text:span></text:span><text:span text:style-name="T10"> – improve speed and efficiency by encouraging someone to make changes and then decide if the change is good or bad.</text:span></text:p>
        </text:list-item>
        <text:list-item>
          <text:p text:style-name="P24"><text:span text:style-name="Strong_20_Emphasis"><text:span text:style-name="T10">Compliance control</text:span></text:span><text:span text:style-name="T10"> – be prepared for an inspection at any time (including gathering evidence of compliance with GDPR, compliance with PCI, etc.).</text:span></text:p>
        </text:list-item>
        <text:list-item>
          <text:p text:style-name="P24"><text:span text:style-name="Strong_20_Emphasis"><text:span text:style-name="T10">Threat investigation</text:span></text:span><text:span text:style-name="T10"> – with each software update, identify potential emerging threats and be able to respond quickly.</text:span></text:p>
        </text:list-item>
        <text:list-item>
          <text:p text:style-name="P24"><text:span text:style-name="Strong_20_Emphasis"><text:span text:style-name="T10">Assessment of vulnerability</text:span></text:span><text:span text:style-name="T10"> – identify new vulnerabilities with the review of code, then evaluate how easily they are resolved and patched.</text:span></text:p>
        </text:list-item>
        <text:list-item>
          <text:p text:style-name="P24"><text:span text:style-name="Strong_20_Emphasis"><text:span text:style-name="T10">Training in safety</text:span></text:span><text:span text:style-name="T10"> – train computer and IT engineers with defined routine guidelines.</text:span></text:p>
        </text:list-item>
      </text:list>
      <text:p text:style-name="P12"><text:span text:style-name="T11">------------------------------------------------------------------------------------------------------</text:span><text:line-break/><text:span text:style-name="T11">Benefits of DevSecOps</text:span></text:p>
      <text:p text:style-name="P15">unsafe:</text:p>
      <text:list xml:id="list4010413522677832790" text:style-name="L5">
        <text:list-item>
          <text:p text:style-name="P25"><text:span text:style-name="T10">Security protocols that are integrated in the development process instead of being applied as a </text:span><text:span text:style-name="Strong_20_Emphasis"><text:span text:style-name="T10">"layer on top"</text:span></text:span><text:span text:style-name="T10"> allows DevOps and security practitioners to harness the power of agile methodologies — </text:span><text:span text:style-name="Strong_20_Emphasis"><text:span text:style-name="T10">together as a team</text:span></text:span><text:span text:style-name="T10"> — without shortening the goal of creating secure code.</text:span></text:p>
        </text:list-item>
        <text:list-item>
          <text:p text:style-name="P25"><text:span text:style-name="T10">The top two benefits of security operations (SecOps) were found in a </text:span><text:span text:style-name="Strong_20_Emphasis"><text:span text:style-name="T10">2017 EMA report</text:span></text:span><text:span text:style-name="T10">: </text:span><text:span text:style-name="Emphasis"><text:span text:style-name="T10">increased ROI in existing security infrastructure and improved operational efficiencies across defense and IT.</text:span></text:span></text:p>
        </text:list-item>
        <text:list-item>
          <text:p text:style-name="P30"><text:soft-page-break/>The ability to make full use of cloud services was another major benefit of DevSecOps. There are many other benefits to the safety measures found in DevSecOps. These include:</text:p>
        </text:list-item>
      </text:list>
      <text:list xml:id="list6012996378749217720" text:style-name="L6">
        <text:list-item>
          <text:p text:style-name="P31">To security teams, greater mobility and agility.</text:p>
        </text:list-item>
        <text:list-item>
          <text:p text:style-name="P31">An ability to respond quickly to change and needs.</text:p>
        </text:list-item>
        <text:list-item>
          <text:p text:style-name="P31">Better team-level coordination and interaction.</text:p>
        </text:list-item>
        <text:list-item>
          <text:p text:style-name="P31">More resources for robotic design and monitoring for quality assurance.</text:p>
        </text:list-item>
        <text:list-item>
          <text:p text:style-name="P31">Identify vulnerabilities in code early.</text:p>
        </text:list-item>
        <text:list-item>
          <text:p text:style-name="P31">Assets of team members are released for high-value work.</text:p>
        </text:list-item>
      </text:list>
      <text:p text:style-name="P11">------------------------------------------------------------------------------------------------------</text:p>
      <text:p text:style-name="P18">DevOps Security Challenges &amp; ways to Overcome them</text:p>
      <text:p text:style-name="P15">unsafe:</text:p>
      <text:p text:style-name="P14"><text:span text:style-name="Strong_20_Emphasis"><text:span text:style-name="T10">1. Teamwork Makes the Dream Work:</text:span></text:span></text:p>
      <text:list xml:id="list8469735468108278657" text:style-name="L7">
        <text:list-item>
          <text:p text:style-name="P32">Adopting a stable DevOps strategy involves teams and professionals who are not used to working to create and maintain a rapidly and efficient design lifecycle.</text:p>
        </text:list-item>
        <text:list-item>
          <text:p text:style-name="P32">This requires all players to respect the experience their peers bring to the table and to learn how to work together to ensure that the system and end result are up to the standards of everyone.</text:p>
        </text:list-item>
        <text:list-item>
          <text:p text:style-name="P32">It is up to all participants in the company to ensure that this transformation is successful because when it does, the amount of the stable DevOps cycle will prove to be greater than its individual parts.</text:p>
        </text:list-item>
      </text:list>
      <text:p text:style-name="P18">2. Security Knowledge is Power</text:p>
      <text:list xml:id="list3323672545172183226" text:style-name="L8">
        <text:list-item>
          <text:p text:style-name="P33">Without the skills to support it, it is difficult to build a strong and secure DevOps team.</text:p>
        </text:list-item>
        <text:list-item>
          <text:p text:style-name="P33">When companies understand that security demands as much skilled workforce as technology and efficiency, the gap in cybersecurity skills becomes a real issue.</text:p>
        </text:list-item>
        <text:list-item>
          <text:p text:style-name="P33">Some experts predict that 2 million cyber security professionals will be in short supply by 2019.</text:p>
        </text:list-item>
      </text:list>
      <text:p text:style-name="P14"><text:span text:style-name="Strong_20_Emphasis"><text:span text:style-name="T10">How can you ensure the safety skills of your DevOps teams?</text:span></text:span></text:p>
      <text:p text:style-name="P16"><text:span text:style-name="T10">IBM Security General Manager </text:span><text:span text:style-name="Strong_20_Emphasis"><text:span text:style-name="T10">Marc van Zadelhoff</text:span></text:span><text:span text:style-name="T10"> suggests "[ Creating Security ] positions that emphasize skills, expertise and willingness to learn about degrees and career fields that gave people their initial work experience."</text:span></text:p>
      <text:p text:style-name="P16"><text:span text:style-name="Strong_20_Emphasis"><text:span text:style-name="T10">Van Zadelhoff</text:span></text:span><text:span text:style-name="T10"> says many of IBM's successful new hires "were curious about security and motivated to learn skills."</text:span></text:p>
      <text:p text:style-name="P18"><text:soft-page-break/>3. Automate Much</text:p>
      <text:list xml:id="list6869699807630509119" text:style-name="L9">
        <text:list-item>
          <text:p text:style-name="P34">Usually, the old-school thought, waterfall safety practices started very late in the product life cycle. This approach runs counter to the agile process of secure DevOps. If organizations really want to embed security throughout their DevOps cycle, application security tools are required.</text:p>
        </text:list-item>
        <text:list-item>
          <text:p text:style-name="P34">Continuous automation tools can help boost security, reliability, and compliance during implementation and deployment. Organizations need to seriously address the fact that today, throughout the DevOps process, most of their software is open source or third party, and rely on proper code hygiene from the start of creation.</text:p>
        </text:list-item>
        <text:list-item>
          <text:p text:style-name="P34">Early incorporation into their processes of technology such as Computer Composition Analysis tools would help DevOps teams ensure that the services they produce are as stable and risk-free as possible.</text:p>
        </text:list-item>
      </text:list>
      <text:p text:style-name="P12">---------------------------------------------------------------------------------------------------------------------------------------<text:line-break/><text:span text:style-name="T11">Principles of DevSecOps</text:span></text:p>
      <text:p text:style-name="P13">There are several conflicting DevSecOps manifestos out there trying to define the ideals of DevSecOps. Below are few of them.</text:p>
      <text:p text:style-name="P14"><text:span text:style-name="Strong_20_Emphasis"><text:span text:style-name="T9">1. Build protection rather than bolting it on:</text:span></text:span><text:span text:style-name="T9"> Protection controls such as authentication, authorization, and encryption can help secure applications, but computer security is fundamentally about the inherent quality of the design and code we develop.</text:span></text:p>
      <text:p text:style-name="P14"><text:span text:style-name="Emphasis"><text:span text:style-name="T9">It is not enough to attach security controls to create stable applications.Threat modeling, defensive design, secure coding, and risk-based security testing are necessary.</text:span></text:span></text:p>
      <text:p text:style-name="P14"><text:span text:style-name="Strong_20_Emphasis"><text:span text:style-name="T9">2. Lean in over always saying that no:</text:span></text:span><text:span text:style-name="T9"> Security is a hurdle rather than an enabler. DevSecOps strives to push security practices into the entire lifecycle of the software, thus ensuring security as we go instead of ending up.</text:span></text:p>
      <text:p text:style-name="P14"><text:span text:style-name="Strong_20_Emphasis"><text:span text:style-name="T9">3. Continuous learning rather than security gates:</text:span></text:span><text:span text:style-name="T9"> Although detecting and preventing security vulnerabilities from reaching production is vital, safety at the pace of continuous delivery will only happen if the root causes of vulnerabilities are analyzed, teams learn from the mistakes they made, and the findings are integrated back into the cycle of software development to avoid making the same mistakes.</text:span></text:p>
      <text:p text:style-name="P14"><text:span text:style-name="Strong_20_Emphasis"><text:span text:style-name="T9">4. Encourage open collaboration on safety requirements:</text:span></text:span><text:span text:style-name="T9"> Security requirements are as hard to get right up front as they are for any other set of requirements. Therefore, a better approach is to include security teams on a day-to-day basis in all activities </text:span><text:soft-page-break/><text:span text:style-name="T9">associated with scheduling, implementation, and testing so that as requirements and needs change, security needs often change and adapt.</text:span></text:p>
      <text:p text:style-name="P14"><text:span text:style-name="Strong_20_Emphasis"><text:span text:style-name="T9">5. Share the knowledge of the risk of keeping information for us:</text:span></text:span><text:span text:style-name="T9"> It's an age-old debate about security: is it better to share or hide knowledge of vulnerabilities and threats? Sharing helps others to proactively correct problems, but provides additional data for hackers to target those who don't keep pace. Hiding information, however, prolongs the vulnerability exposure period.DevSecOps rightly believes it's best to constantly keep ahead of the bad guys to communicate, learn and improve safety.</text:span></text:p>
      <text:p text:style-name="P17">1</text:p>
      <text:p text:style-name="P22"><text:line-break/><text:line-break/><text:span text:style-name="T12">TestID 4929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ato" svg:font-family="Lato"/>
    <style:font-face style:name="SFMono-Regular" svg:font-family="SFMono-Regular, Consolas, 'Liberation Mono', Menlo, Courier, monospace"/>
    <style:font-face style:name="wf segoe-ui normal" svg:font-family="'wf segoe-ui normal', 'Segoe UI', 'Segoe WP', Tahoma, Arial, sans-serif, serif, EmojiFont"/>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588cm" fo:margin-right="1.111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1-19T12:29:46.873659880</dc:date>
    <meta:editing-duration>P5DT3H1M15S</meta:editing-duration>
    <meta:editing-cycles>8</meta:editing-cycles>
    <meta:document-statistic meta:table-count="0" meta:image-count="0" meta:object-count="0" meta:page-count="15" meta:paragraph-count="420" meta:word-count="2902" meta:character-count="24259" meta:non-whitespace-character-count="21728"/>
  </office:meta>
</office:document-meta>
</file>